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0516" calcext:value-type="float">
            <text:p>23.94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0684" calcext:value-type="float">
            <text:p>23.76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0892" calcext:value-type="float">
            <text:p>23.90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22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